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d0" officeooo:paragraph-rsid="0000fad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На массиве из 1 млрд простых числе и одном составном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2:58.007344151</meta:creation-date>
    <dc:date>2025-02-22T21:07:34.525739461</dc:date>
    <meta:editing-duration>PT4H9M6S</meta:editing-duration>
    <meta:editing-cycles>5</meta:editing-cycles>
    <meta:generator>LibreOffice/24.2.7.2$Linux_X86_64 LibreOffice_project/420$Build-2</meta:generator>
    <meta:document-statistic meta:table-count="0" meta:image-count="0" meta:object-count="1" meta:page-count="1" meta:paragraph-count="1" meta:word-count="10" meta:character-count="53" meta:non-whitespace-character-count="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87cm" svg:y="4.2cm" style:legend-expansion="high" chart:style-name="ch2"/>
        <chart:plot-area chart:style-name="ch3" chart:data-source-has-labels="both" svg:x="0.319cm" svg:y="0.179cm" svg:width="12.349cm" svg:height="8.641cm">
          <chart:coordinate-region svg:x="1.564cm" svg:y="0.378cm" svg:width="10.964cm" svg:height="6.396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9" chart:label-cell-address="local-table.$B$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</table:table-cell>
              <table:table-cell office:value-type="float" office:value="2.8070888">
                <text:p>2.807088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8070888">
                <text:p>2.80708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46759">
                <text:p>1.4546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59794">
                <text:p>0.9659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81058">
                <text:p>0.7581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2039">
                <text:p>0.6522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61328">
                <text:p>0.6061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1439">
                <text:p>0.6871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52265">
                <text:p>0.6152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36689">
                <text:p>0.5636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19162">
                <text:p>0.5619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18719">
                <text:p>0.5118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61307">
                <text:p>0.4961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771">
                <text:p>0.49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95235">
                <text:p>0.4795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63454">
                <text:p>0.4663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44685">
                <text:p>0.4544685</text:p>
              </table:table-cell>
            </table:table-row>
            <table:table-row>
              <table:table-cell office:value-type="string">
                <text:p>parallelstream</text:p>
              </table:table-cell>
              <table:table-cell office:value-type="float" office:value="0.36184236">
                <text:p>0.36184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